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3.053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inkel [°]</text:p>
          </table:table-cell>
          <table:table-cell table:style-name="Default" office:value-type="string" calcext:value-type="string">
            <text:p>Kraft</text:p>
          </table:table-cell>
          <table:table-cell table:style-name="Default" office:value-type="string" calcext:value-type="string">
            <text:p>Beschleunigung</text:p>
          </table:table-cell>
          <table:table-cell office:value-type="string" calcext:value-type="string">
            <text:p>Geschwindigkeit</text:p>
          </table:table-cell>
          <table:table-cell table:number-columns-repeated="3"/>
          <table:table-cell office:value-type="string" calcext:value-type="string">
            <text:p>Fixe Werte</text:p>
          </table:table-cell>
          <table:table-cell table:number-columns-repeated="4"/>
        </table:table-row>
        <table:table-row table:style-name="ro1">
          <table:table-cell table:formula="of:=90" office:value-type="float" office:value="90" calcext:value-type="float">
            <text:p>90</text:p>
          </table:table-cell>
          <table:table-cell table:formula="of:=[.$I$4]*[.$I$5]*SIN([.A2])" office:value-type="float" office:value="4.38505363496074" calcext:value-type="float">
            <text:p>4,39</text:p>
          </table:table-cell>
          <table:table-cell table:formula="of:=[.B2]/[.$I$4]" office:value-type="float" office:value="8.77010726992147" calcext:value-type="float">
            <text:p>8,77</text:p>
          </table:table-cell>
          <table:table-cell table:formula="of:=[.A2]*[.$I$10]" office:value-type="float" office:value="361.303539906574" calcext:value-type="float">
            <text:p>361,303539906574</text:p>
          </table:table-cell>
          <table:table-cell table:number-columns-repeated="3"/>
          <table:table-cell office:value-type="string" calcext:value-type="string">
            <text:p>Bogenlänge [°]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Frequenz</text:p>
          </table:table-cell>
          <table:table-cell table:formula="of:=1/2*PI()*SQRT([.I5]/[.I3])" office:value-type="float" office:value="8.98242817833271" calcext:value-type="float">
            <text:p>8,98242817833271</text:p>
          </table:table-cell>
        </table:table-row>
        <table:table-row table:style-name="ro1">
          <table:table-cell table:formula="of:=[.A2]+[.$I$2]" office:value-type="float" office:value="85" calcext:value-type="float">
            <text:p>85</text:p>
          </table:table-cell>
          <table:table-cell table:formula="of:=[.$I$4]*[.$I$5]*SIN([.A3])" office:value-type="float" office:value="-0.86365091584782" calcext:value-type="float">
            <text:p>-0,86</text:p>
          </table:table-cell>
          <table:table-cell table:formula="of:=[.B3]/[.$I$4]" office:value-type="float" office:value="-1.72730183169564" calcext:value-type="float">
            <text:p>-1,73</text:p>
          </table:table-cell>
          <table:table-cell table:formula="of:=[.A3]*[.$I$10]" office:value-type="float" office:value="341.231121022875" calcext:value-type="float">
            <text:p>341,231121022875</text:p>
          </table:table-cell>
          <table:table-cell table:number-columns-repeated="3"/>
          <table:table-cell office:value-type="string" calcext:value-type="string">
            <text:p>Länge [m]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</text:p>
          </table:table-cell>
          <table:table-cell table:formula="of:=1/[.L2]" office:value-type="float" office:value="0.111328471560973" calcext:value-type="float">
            <text:p>0,111328471560973</text:p>
          </table:table-cell>
        </table:table-row>
        <table:table-row table:style-name="ro1">
          <table:table-cell table:formula="of:=[.A3]+[.$I$2]" office:value-type="float" office:value="80" calcext:value-type="float">
            <text:p>80</text:p>
          </table:table-cell>
          <table:table-cell table:formula="of:=[.$I$4]*[.$I$5]*SIN([.A4])" office:value-type="float" office:value="-4.87502384749416" calcext:value-type="float">
            <text:p>-4,88</text:p>
          </table:table-cell>
          <table:table-cell table:formula="of:=[.B4]/[.$I$4]" office:value-type="float" office:value="-9.75004769498831" calcext:value-type="float">
            <text:p>-9,75</text:p>
          </table:table-cell>
          <table:table-cell table:formula="of:=[.A4]*[.$I$10]" office:value-type="float" office:value="321.158702139177" calcext:value-type="float">
            <text:p>321,158702139177</text:p>
          </table:table-cell>
          <table:table-cell table:number-columns-repeated="3"/>
          <table:table-cell office:value-type="string" calcext:value-type="string">
            <text:p>Masse [kg]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formula="of:=[.A4]+[.$I$2]" office:value-type="float" office:value="75" calcext:value-type="float">
            <text:p>75</text:p>
          </table:table-cell>
          <table:table-cell table:formula="of:=[.$I$4]*[.$I$5]*SIN([.A5])" office:value-type="float" office:value="-1.90206892168326" calcext:value-type="float">
            <text:p>-1,90</text:p>
          </table:table-cell>
          <table:table-cell table:formula="of:=[.B5]/[.$I$4]" office:value-type="float" office:value="-3.80413784336651" calcext:value-type="float">
            <text:p>-3,80</text:p>
          </table:table-cell>
          <table:table-cell table:formula="of:=[.A5]*[.$I$10]" office:value-type="float" office:value="301.086283255478" calcext:value-type="float">
            <text:p>301,086283255478</text:p>
          </table:table-cell>
          <table:table-cell table:number-columns-repeated="3"/>
          <table:table-cell office:value-type="string" calcext:value-type="string">
            <text:p>Erdbeschleunigung</text:p>
          </table:table-cell>
          <table:table-cell office:value-type="float" office:value="9.81" calcext:value-type="float">
            <text:p>9,81</text:p>
          </table:table-cell>
          <table:table-cell table:number-columns-repeated="3"/>
        </table:table-row>
        <table:table-row table:style-name="ro1">
          <table:table-cell table:formula="of:=[.A5]+[.$I$2]" office:value-type="float" office:value="70" calcext:value-type="float">
            <text:p>70</text:p>
          </table:table-cell>
          <table:table-cell table:formula="of:=[.$I$4]*[.$I$5]*SIN([.A6])" office:value-type="float" office:value="3.79593379304145" calcext:value-type="float">
            <text:p>3,80</text:p>
          </table:table-cell>
          <table:table-cell table:formula="of:=[.B6]/[.$I$4]" office:value-type="float" office:value="7.59186758608289" calcext:value-type="float">
            <text:p>7,59</text:p>
          </table:table-cell>
          <table:table-cell table:formula="of:=[.A6]*[.$I$10]" office:value-type="float" office:value="281.01386437178" calcext:value-type="float">
            <text:p>281,01386437178</text:p>
          </table:table-cell>
          <table:table-cell table:number-columns-repeated="8"/>
        </table:table-row>
        <table:table-row table:style-name="ro1">
          <table:table-cell table:formula="of:=[.A6]+[.$I$2]" office:value-type="float" office:value="65" calcext:value-type="float">
            <text:p>65</text:p>
          </table:table-cell>
          <table:table-cell table:formula="of:=[.$I$4]*[.$I$5]*SIN([.A7])" office:value-type="float" office:value="4.05559467289896" calcext:value-type="float">
            <text:p>4,06</text:p>
          </table:table-cell>
          <table:table-cell table:formula="of:=[.B7]/[.$I$4]" office:value-type="float" office:value="8.11118934579791" calcext:value-type="float">
            <text:p>8,11</text:p>
          </table:table-cell>
          <table:table-cell table:formula="of:=[.A7]*[.$I$10]" office:value-type="float" office:value="260.941445488081" calcext:value-type="float">
            <text:p>260,941445488081</text:p>
          </table:table-cell>
          <table:table-cell table:number-columns-repeated="8"/>
        </table:table-row>
        <table:table-row table:style-name="ro1">
          <table:table-cell table:formula="of:=[.A7]+[.$I$2]" office:value-type="float" office:value="60" calcext:value-type="float">
            <text:p>60</text:p>
          </table:table-cell>
          <table:table-cell table:formula="of:=[.$I$4]*[.$I$5]*SIN([.A8])" office:value-type="float" office:value="-1.49509609650637" calcext:value-type="float">
            <text:p>-1,50</text:p>
          </table:table-cell>
          <table:table-cell table:formula="of:=[.B8]/[.$I$4]" office:value-type="float" office:value="-2.99019219301275" calcext:value-type="float">
            <text:p>-2,99</text:p>
          </table:table-cell>
          <table:table-cell table:formula="of:=[.A8]*[.$I$10]" office:value-type="float" office:value="240.869026604383" calcext:value-type="float">
            <text:p>240,869026604383</text:p>
          </table:table-cell>
          <table:table-cell table:number-columns-repeated="3"/>
          <table:table-cell office:value-type="string" calcext:value-type="string">
            <text:p>Hilfswerte</text:p>
          </table:table-cell>
          <table:table-cell table:number-columns-repeated="4"/>
        </table:table-row>
        <table:table-row table:style-name="ro1">
          <table:table-cell table:formula="of:=[.A8]+[.$I$2]" office:value-type="float" office:value="55" calcext:value-type="float">
            <text:p>55</text:p>
          </table:table-cell>
          <table:table-cell table:formula="of:=[.$I$4]*[.$I$5]*SIN([.A9])" office:value-type="float" office:value="-4.90379912532403" calcext:value-type="float">
            <text:p>-4,90</text:p>
          </table:table-cell>
          <table:table-cell table:formula="of:=[.B9]/[.$I$4]" office:value-type="float" office:value="-9.80759825064806" calcext:value-type="float">
            <text:p>-9,81</text:p>
          </table:table-cell>
          <table:table-cell table:formula="of:=[.A9]*[.$I$10]" office:value-type="float" office:value="220.796607720684" calcext:value-type="float">
            <text:p>220,796607720684</text:p>
          </table:table-cell>
          <table:table-cell table:number-columns-repeated="3"/>
          <table:table-cell office:value-type="string" calcext:value-type="string">
            <text:p>Winkel</text:p>
          </table:table-cell>
          <table:table-cell table:formula="of:=[.I2]/[.I3]" office:value-type="float" office:value="-16.6666666666667" calcext:value-type="float">
            <text:p>-16,6666666666667</text:p>
          </table:table-cell>
          <table:table-cell table:number-columns-repeated="3"/>
        </table:table-row>
        <table:table-row table:style-name="ro1">
          <table:table-cell table:formula="of:=[.A9]+[.$I$2]" office:value-type="float" office:value="50" calcext:value-type="float">
            <text:p>50</text:p>
          </table:table-cell>
          <table:table-cell table:formula="of:=[.$I$4]*[.$I$5]*SIN([.A10])" office:value-type="float" office:value="-1.28694865741777" calcext:value-type="float">
            <text:p>-1,29</text:p>
          </table:table-cell>
          <table:table-cell table:formula="of:=[.B10]/[.$I$4]" office:value-type="float" office:value="-2.57389731483554" calcext:value-type="float">
            <text:p>-2,57</text:p>
          </table:table-cell>
          <table:table-cell table:formula="of:=[.A10]*[.$I$10]" office:value-type="float" office:value="200.724188836986" calcext:value-type="float">
            <text:p>200,724188836986</text:p>
          </table:table-cell>
          <table:table-cell table:number-columns-repeated="3"/>
          <table:table-cell office:value-type="string" calcext:value-type="string">
            <text:p>Kraft</text:p>
          </table:table-cell>
          <table:table-cell table:formula="of:=[.$I$4]*[.$I$5]*SIN([.I9])" office:value-type="float" office:value="4.01448377673971" calcext:value-type="float">
            <text:p>4,01448377673971</text:p>
          </table:table-cell>
          <table:table-cell table:number-columns-repeated="3"/>
        </table:table-row>
        <table:table-row table:style-name="ro1">
          <table:table-cell table:formula="of:=[.A10]+[.$I$2]" office:value-type="float" office:value="45" calcext:value-type="float">
            <text:p>45</text:p>
          </table:table-cell>
          <table:table-cell table:formula="of:=[.$I$4]*[.$I$5]*SIN([.A11])" office:value-type="float" office:value="4.17368178783985" calcext:value-type="float">
            <text:p>4,17</text:p>
          </table:table-cell>
          <table:table-cell table:formula="of:=[.B11]/[.$I$4]" office:value-type="float" office:value="8.3473635756797" calcext:value-type="float">
            <text:p>8,35</text:p>
          </table:table-cell>
          <table:table-cell table:formula="of:=[.A11]*[.$I$10]" office:value-type="float" office:value="180.651769953287" calcext:value-type="float">
            <text:p>180,651769953287</text:p>
          </table:table-cell>
          <table:table-cell table:number-columns-repeated="8"/>
        </table:table-row>
        <table:table-row table:style-name="ro1">
          <table:table-cell table:formula="of:=[.A11]+[.$I$2]" office:value-type="float" office:value="40" calcext:value-type="float">
            <text:p>40</text:p>
          </table:table-cell>
          <table:table-cell table:formula="of:=[.$I$4]*[.$I$5]*SIN([.A12])" office:value-type="float" office:value="3.65478005215121" calcext:value-type="float">
            <text:p>3,65</text:p>
          </table:table-cell>
          <table:table-cell table:formula="of:=[.B12]/[.$I$4]" office:value-type="float" office:value="7.30956010430241" calcext:value-type="float">
            <text:p>7,31</text:p>
          </table:table-cell>
          <table:table-cell table:formula="of:=[.A12]*[.$I$10]" office:value-type="float" office:value="160.579351069588" calcext:value-type="float">
            <text:p>160,579351069588</text:p>
          </table:table-cell>
          <table:table-cell table:number-columns-repeated="3"/>
          <table:table-cell office:value-type="string" calcext:value-type="string">
            <text:p>Geschwindigkeit</text:p>
          </table:table-cell>
          <table:table-cell table:formula="of:=[.I10]*[.L2]" office:value-type="float" office:value="36.0598121976463" calcext:value-type="float">
            <text:p>36,0598121976463</text:p>
          </table:table-cell>
          <table:table-cell table:number-columns-repeated="3"/>
        </table:table-row>
        <table:table-row table:style-name="ro1">
          <table:table-cell table:formula="of:=[.A12]+[.$I$2]" office:value-type="float" office:value="35" calcext:value-type="float">
            <text:p>35</text:p>
          </table:table-cell>
          <table:table-cell table:formula="of:=[.$I$4]*[.$I$5]*SIN([.A13])" office:value-type="float" office:value="-2.10023599387862" calcext:value-type="float">
            <text:p>-2,10</text:p>
          </table:table-cell>
          <table:table-cell table:formula="of:=[.B13]/[.$I$4]" office:value-type="float" office:value="-4.20047198775724" calcext:value-type="float">
            <text:p>-4,20</text:p>
          </table:table-cell>
          <table:table-cell table:formula="of:=[.A13]*[.$I$10]" office:value-type="float" office:value="140.50693218589" calcext:value-type="float">
            <text:p>140,50693218589</text:p>
          </table:table-cell>
          <table:table-cell table:number-columns-repeated="3"/>
          <table:table-cell office:value-type="string" calcext:value-type="string">
            <text:p>Beschleunigung</text:p>
          </table:table-cell>
          <table:table-cell table:formula="of:=[.I10]/[.I4]" office:value-type="float" office:value="8.02896755347942" calcext:value-type="float">
            <text:p>8,02896755347942</text:p>
          </table:table-cell>
          <table:table-cell table:number-columns-repeated="3"/>
        </table:table-row>
        <table:table-row table:style-name="ro1">
          <table:table-cell table:formula="of:=[.A13]+[.$I$2]" office:value-type="float" office:value="30" calcext:value-type="float">
            <text:p>30</text:p>
          </table:table-cell>
          <table:table-cell table:formula="of:=[.$I$4]*[.$I$5]*SIN([.A14])" office:value-type="float" office:value="-4.84629511617549" calcext:value-type="float">
            <text:p>-4,85</text:p>
          </table:table-cell>
          <table:table-cell table:formula="of:=[.B14]/[.$I$4]" office:value-type="float" office:value="-9.69259023235098" calcext:value-type="float">
            <text:p>-9,69</text:p>
          </table:table-cell>
          <table:table-cell table:formula="of:=[.A14]*[.$I$10]" office:value-type="float" office:value="120.434513302191" calcext:value-type="float">
            <text:p>120,434513302191</text:p>
          </table:table-cell>
          <table:table-cell table:number-columns-repeated="8"/>
        </table:table-row>
        <table:table-row table:style-name="ro1">
          <table:table-cell table:formula="of:=[.A14]+[.$I$2]" office:value-type="float" office:value="25" calcext:value-type="float">
            <text:p>25</text:p>
          </table:table-cell>
          <table:table-cell table:formula="of:=[.$I$4]*[.$I$5]*SIN([.A15])" office:value-type="float" office:value="-0.649185334229577" calcext:value-type="float">
            <text:p>-0,65</text:p>
          </table:table-cell>
          <table:table-cell table:formula="of:=[.B15]/[.$I$4]" office:value-type="float" office:value="-1.29837066845915" calcext:value-type="float">
            <text:p>-1,30</text:p>
          </table:table-cell>
          <table:table-cell table:formula="of:=[.A15]*[.$I$10]" office:value-type="float" office:value="100.362094418493" calcext:value-type="float">
            <text:p>100,362094418493</text:p>
          </table:table-cell>
          <table:table-cell table:number-columns-repeated="8"/>
        </table:table-row>
        <table:table-row table:style-name="ro1">
          <table:table-cell table:formula="of:=[.A15]+[.$I$2]" office:value-type="float" office:value="20" calcext:value-type="float">
            <text:p>20</text:p>
          </table:table-cell>
          <table:table-cell table:formula="of:=[.$I$4]*[.$I$5]*SIN([.A16])" office:value-type="float" office:value="4.47799645481901" calcext:value-type="float">
            <text:p>4,48</text:p>
          </table:table-cell>
          <table:table-cell table:formula="of:=[.B16]/[.$I$4]" office:value-type="float" office:value="8.95599290963803" calcext:value-type="float">
            <text:p>8,96</text:p>
          </table:table-cell>
          <table:table-cell table:formula="of:=[.A16]*[.$I$10]" office:value-type="float" office:value="80.2896755347942" calcext:value-type="float">
            <text:p>80,2896755347942</text:p>
          </table:table-cell>
          <table:table-cell table:number-columns-repeated="8"/>
        </table:table-row>
        <table:table-row table:style-name="ro1">
          <table:table-cell table:formula="of:=[.A16]+[.$I$2]" office:value-type="float" office:value="15" calcext:value-type="float">
            <text:p>15</text:p>
          </table:table-cell>
          <table:table-cell table:formula="of:=[.$I$4]*[.$I$5]*SIN([.A17])" office:value-type="float" office:value="3.18966185597066" calcext:value-type="float">
            <text:p>3,19</text:p>
          </table:table-cell>
          <table:table-cell table:formula="of:=[.B17]/[.$I$4]" office:value-type="float" office:value="6.37932371194132" calcext:value-type="float">
            <text:p>6,38</text:p>
          </table:table-cell>
          <table:table-cell table:formula="of:=[.A17]*[.$I$10]" office:value-type="float" office:value="60.2172566510957" calcext:value-type="float">
            <text:p>60,2172566510957</text:p>
          </table:table-cell>
          <table:table-cell table:number-columns-repeated="8"/>
        </table:table-row>
        <table:table-row table:style-name="ro1">
          <table:table-cell table:formula="of:=[.A17]+[.$I$2]" office:value-type="float" office:value="10" calcext:value-type="float">
            <text:p>10</text:p>
          </table:table-cell>
          <table:table-cell table:formula="of:=[.$I$4]*[.$I$5]*SIN([.A18])" office:value-type="float" office:value="-2.66842354891236" calcext:value-type="float">
            <text:p>-2,67</text:p>
          </table:table-cell>
          <table:table-cell table:formula="of:=[.B18]/[.$I$4]" office:value-type="float" office:value="-5.33684709782472" calcext:value-type="float">
            <text:p>-5,34</text:p>
          </table:table-cell>
          <table:table-cell table:formula="of:=[.A18]*[.$I$10]" office:value-type="float" office:value="40.1448377673971" calcext:value-type="float">
            <text:p>40,1448377673971</text:p>
          </table:table-cell>
          <table:table-cell table:number-columns-repeated="8"/>
        </table:table-row>
        <table:table-row table:style-name="ro1">
          <table:table-cell table:formula="of:=[.A18]+[.$I$2]" office:value-type="float" office:value="5" calcext:value-type="float">
            <text:p>5</text:p>
          </table:table-cell>
          <table:table-cell table:formula="of:=[.$I$4]*[.$I$5]*SIN([.A19])" office:value-type="float" office:value="-4.70352356722269" calcext:value-type="float">
            <text:p>-4,70</text:p>
          </table:table-cell>
          <table:table-cell table:formula="of:=[.B19]/[.$I$4]" office:value-type="float" office:value="-9.40704713444539" calcext:value-type="float">
            <text:p>-9,41</text:p>
          </table:table-cell>
          <table:table-cell table:formula="of:=[.A19]*[.$I$10]" office:value-type="float" office:value="20.0724188836986" calcext:value-type="float">
            <text:p>20,0724188836986</text:p>
          </table:table-cell>
          <table:table-cell table:number-columns-repeated="8"/>
        </table:table-row>
        <table:table-row table:style-name="ro1">
          <table:table-cell table:formula="of:=[.A19]+[.$I$2]" office:value-type="float" office:value="0" calcext:value-type="float">
            <text:p>0</text:p>
          </table:table-cell>
          <table:table-cell table:formula="of:=[.$I$4]*[.$I$5]*SIN([.A20])" office:value-type="float" office:value="0" calcext:value-type="float">
            <text:p>0,00</text:p>
          </table:table-cell>
          <table:table-cell table:formula="of:=[.B20]/[.$I$4]" office:value-type="float" office:value="0" calcext:value-type="float">
            <text:p>0,00</text:p>
          </table:table-cell>
          <table:table-cell table:formula="of:=[.A20]*[.$I$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0]+[.$I$2]" office:value-type="float" office:value="-5" calcext:value-type="float">
            <text:p>-5</text:p>
          </table:table-cell>
          <table:table-cell table:formula="of:=[.$I$4]*[.$I$5]*SIN([.A21])" office:value-type="float" office:value="4.70352356722269" calcext:value-type="float">
            <text:p>4,70</text:p>
          </table:table-cell>
          <table:table-cell table:formula="of:=[.B21]/[.$I$4]" office:value-type="float" office:value="9.40704713444539" calcext:value-type="float">
            <text:p>9,41</text:p>
          </table:table-cell>
          <table:table-cell table:formula="of:=[.A21]*[.$I$10]" office:value-type="float" office:value="-20.0724188836986" calcext:value-type="float">
            <text:p>-20,0724188836986</text:p>
          </table:table-cell>
          <table:table-cell table:number-columns-repeated="8"/>
        </table:table-row>
        <table:table-row table:style-name="ro1">
          <table:table-cell table:formula="of:=[.A21]+[.$I$2]" office:value-type="float" office:value="-10" calcext:value-type="float">
            <text:p>-10</text:p>
          </table:table-cell>
          <table:table-cell table:formula="of:=[.$I$4]*[.$I$5]*SIN([.A22])" office:value-type="float" office:value="2.66842354891236" calcext:value-type="float">
            <text:p>2,67</text:p>
          </table:table-cell>
          <table:table-cell table:formula="of:=[.B22]/[.$I$4]" office:value-type="float" office:value="5.33684709782472" calcext:value-type="float">
            <text:p>5,34</text:p>
          </table:table-cell>
          <table:table-cell table:formula="of:=[.A22]*[.$I$10]" office:value-type="float" office:value="-40.1448377673971" calcext:value-type="float">
            <text:p>-40,1448377673971</text:p>
          </table:table-cell>
          <table:table-cell table:number-columns-repeated="8"/>
        </table:table-row>
        <table:table-row table:style-name="ro1">
          <table:table-cell table:formula="of:=[.A22]+[.$I$2]" office:value-type="float" office:value="-15" calcext:value-type="float">
            <text:p>-15</text:p>
          </table:table-cell>
          <table:table-cell table:formula="of:=[.$I$4]*[.$I$5]*SIN([.A23])" office:value-type="float" office:value="-3.18966185597066" calcext:value-type="float">
            <text:p>-3,19</text:p>
          </table:table-cell>
          <table:table-cell table:formula="of:=[.B23]/[.$I$4]" office:value-type="float" office:value="-6.37932371194132" calcext:value-type="float">
            <text:p>-6,38</text:p>
          </table:table-cell>
          <table:table-cell table:formula="of:=[.A23]*[.$I$10]" office:value-type="float" office:value="-60.2172566510957" calcext:value-type="float">
            <text:p>-60,2172566510957</text:p>
          </table:table-cell>
          <table:table-cell table:number-columns-repeated="8"/>
        </table:table-row>
        <table:table-row table:style-name="ro1">
          <table:table-cell table:formula="of:=[.A23]+[.$I$2]" office:value-type="float" office:value="-20" calcext:value-type="float">
            <text:p>-20</text:p>
          </table:table-cell>
          <table:table-cell table:formula="of:=[.$I$4]*[.$I$5]*SIN([.A24])" office:value-type="float" office:value="-4.47799645481901" calcext:value-type="float">
            <text:p>-4,48</text:p>
          </table:table-cell>
          <table:table-cell table:formula="of:=[.B24]/[.$I$4]" office:value-type="float" office:value="-8.95599290963803" calcext:value-type="float">
            <text:p>-8,96</text:p>
          </table:table-cell>
          <table:table-cell table:formula="of:=[.A24]*[.$I$10]" office:value-type="float" office:value="-80.2896755347942" calcext:value-type="float">
            <text:p>-80,2896755347942</text:p>
          </table:table-cell>
          <table:table-cell table:number-columns-repeated="8"/>
        </table:table-row>
        <table:table-row table:style-name="ro1">
          <table:table-cell table:formula="of:=[.A24]+[.$I$2]" office:value-type="float" office:value="-25" calcext:value-type="float">
            <text:p>-25</text:p>
          </table:table-cell>
          <table:table-cell table:formula="of:=[.$I$4]*[.$I$5]*SIN([.A25])" office:value-type="float" office:value="0.649185334229577" calcext:value-type="float">
            <text:p>0,65</text:p>
          </table:table-cell>
          <table:table-cell table:formula="of:=[.B25]/[.$I$4]" office:value-type="float" office:value="1.29837066845915" calcext:value-type="float">
            <text:p>1,30</text:p>
          </table:table-cell>
          <table:table-cell table:formula="of:=[.A25]*[.$I$10]" office:value-type="float" office:value="-100.362094418493" calcext:value-type="float">
            <text:p>-100,362094418493</text:p>
          </table:table-cell>
          <table:table-cell table:number-columns-repeated="8"/>
        </table:table-row>
        <table:table-row table:style-name="ro1">
          <table:table-cell table:formula="of:=[.A25]+[.$I$2]" office:value-type="float" office:value="-30" calcext:value-type="float">
            <text:p>-30</text:p>
          </table:table-cell>
          <table:table-cell table:formula="of:=[.$I$4]*[.$I$5]*SIN([.A26])" office:value-type="float" office:value="4.84629511617549" calcext:value-type="float">
            <text:p>4,85</text:p>
          </table:table-cell>
          <table:table-cell table:formula="of:=[.B26]/[.$I$4]" office:value-type="float" office:value="9.69259023235098" calcext:value-type="float">
            <text:p>9,69</text:p>
          </table:table-cell>
          <table:table-cell table:formula="of:=[.A26]*[.$I$10]" office:value-type="float" office:value="-120.434513302191" calcext:value-type="float">
            <text:p>-120,434513302191</text:p>
          </table:table-cell>
          <table:table-cell table:number-columns-repeated="8"/>
        </table:table-row>
        <table:table-row table:style-name="ro1">
          <table:table-cell table:formula="of:=[.A26]+[.$I$2]" office:value-type="float" office:value="-35" calcext:value-type="float">
            <text:p>-35</text:p>
          </table:table-cell>
          <table:table-cell table:formula="of:=[.$I$4]*[.$I$5]*SIN([.A27])" office:value-type="float" office:value="2.10023599387862" calcext:value-type="float">
            <text:p>2,10</text:p>
          </table:table-cell>
          <table:table-cell table:formula="of:=[.B27]/[.$I$4]" office:value-type="float" office:value="4.20047198775724" calcext:value-type="float">
            <text:p>4,20</text:p>
          </table:table-cell>
          <table:table-cell table:formula="of:=[.A27]*[.$I$10]" office:value-type="float" office:value="-140.50693218589" calcext:value-type="float">
            <text:p>-140,50693218589</text:p>
          </table:table-cell>
          <table:table-cell table:number-columns-repeated="8"/>
        </table:table-row>
        <table:table-row table:style-name="ro1">
          <table:table-cell table:formula="of:=[.A27]+[.$I$2]" office:value-type="float" office:value="-40" calcext:value-type="float">
            <text:p>-40</text:p>
          </table:table-cell>
          <table:table-cell table:formula="of:=[.$I$4]*[.$I$5]*SIN([.A28])" office:value-type="float" office:value="-3.65478005215121" calcext:value-type="float">
            <text:p>-3,65</text:p>
          </table:table-cell>
          <table:table-cell table:formula="of:=[.B28]/[.$I$4]" office:value-type="float" office:value="-7.30956010430241" calcext:value-type="float">
            <text:p>-7,31</text:p>
          </table:table-cell>
          <table:table-cell table:formula="of:=[.A28]*[.$I$10]" office:value-type="float" office:value="-160.579351069588" calcext:value-type="float">
            <text:p>-160,579351069588</text:p>
          </table:table-cell>
          <table:table-cell table:number-columns-repeated="8"/>
        </table:table-row>
        <table:table-row table:style-name="ro1">
          <table:table-cell table:formula="of:=[.A28]+[.$I$2]" office:value-type="float" office:value="-45" calcext:value-type="float">
            <text:p>-45</text:p>
          </table:table-cell>
          <table:table-cell table:formula="of:=[.$I$4]*[.$I$5]*SIN([.A29])" office:value-type="float" office:value="-4.17368178783985" calcext:value-type="float">
            <text:p>-4,17</text:p>
          </table:table-cell>
          <table:table-cell table:formula="of:=[.B29]/[.$I$4]" office:value-type="float" office:value="-8.3473635756797" calcext:value-type="float">
            <text:p>-8,35</text:p>
          </table:table-cell>
          <table:table-cell table:formula="of:=[.A29]*[.$I$10]" office:value-type="float" office:value="-180.651769953287" calcext:value-type="float">
            <text:p>-180,651769953287</text:p>
          </table:table-cell>
          <table:table-cell table:number-columns-repeated="8"/>
        </table:table-row>
        <table:table-row table:style-name="ro1">
          <table:table-cell table:formula="of:=[.A29]+[.$I$2]" office:value-type="float" office:value="-50" calcext:value-type="float">
            <text:p>-50</text:p>
          </table:table-cell>
          <table:table-cell table:formula="of:=[.$I$4]*[.$I$5]*SIN([.A30])" office:value-type="float" office:value="1.28694865741777" calcext:value-type="float">
            <text:p>1,29</text:p>
          </table:table-cell>
          <table:table-cell table:formula="of:=[.B30]/[.$I$4]" office:value-type="float" office:value="2.57389731483554" calcext:value-type="float">
            <text:p>2,57</text:p>
          </table:table-cell>
          <table:table-cell table:formula="of:=[.A30]*[.$I$10]" office:value-type="float" office:value="-200.724188836986" calcext:value-type="float">
            <text:p>-200,724188836986</text:p>
          </table:table-cell>
          <table:table-cell table:number-columns-repeated="8"/>
        </table:table-row>
        <table:table-row table:style-name="ro1">
          <table:table-cell table:formula="of:=[.A30]+[.$I$2]" office:value-type="float" office:value="-55" calcext:value-type="float">
            <text:p>-55</text:p>
          </table:table-cell>
          <table:table-cell table:formula="of:=[.$I$4]*[.$I$5]*SIN([.A31])" office:value-type="float" office:value="4.90379912532403" calcext:value-type="float">
            <text:p>4,90</text:p>
          </table:table-cell>
          <table:table-cell table:formula="of:=[.B31]/[.$I$4]" office:value-type="float" office:value="9.80759825064806" calcext:value-type="float">
            <text:p>9,81</text:p>
          </table:table-cell>
          <table:table-cell table:formula="of:=[.A31]*[.$I$10]" office:value-type="float" office:value="-220.796607720684" calcext:value-type="float">
            <text:p>-220,796607720684</text:p>
          </table:table-cell>
          <table:table-cell table:number-columns-repeated="8"/>
        </table:table-row>
        <table:table-row table:style-name="ro1">
          <table:table-cell table:formula="of:=[.A31]+[.$I$2]" office:value-type="float" office:value="-60" calcext:value-type="float">
            <text:p>-60</text:p>
          </table:table-cell>
          <table:table-cell table:formula="of:=[.$I$4]*[.$I$5]*SIN([.A32])" office:value-type="float" office:value="1.49509609650637" calcext:value-type="float">
            <text:p>1,50</text:p>
          </table:table-cell>
          <table:table-cell table:formula="of:=[.B32]/[.$I$4]" office:value-type="float" office:value="2.99019219301275" calcext:value-type="float">
            <text:p>2,99</text:p>
          </table:table-cell>
          <table:table-cell table:formula="of:=[.A32]*[.$I$10]" office:value-type="float" office:value="-240.869026604383" calcext:value-type="float">
            <text:p>-240,869026604383</text:p>
          </table:table-cell>
          <table:table-cell table:number-columns-repeated="8"/>
        </table:table-row>
        <table:table-row table:style-name="ro1">
          <table:table-cell table:formula="of:=[.A32]+[.$I$2]" office:value-type="float" office:value="-65" calcext:value-type="float">
            <text:p>-65</text:p>
          </table:table-cell>
          <table:table-cell table:formula="of:=[.$I$4]*[.$I$5]*SIN([.A33])" office:value-type="float" office:value="-4.05559467289896" calcext:value-type="float">
            <text:p>-4,06</text:p>
          </table:table-cell>
          <table:table-cell table:formula="of:=[.B33]/[.$I$4]" office:value-type="float" office:value="-8.11118934579791" calcext:value-type="float">
            <text:p>-8,11</text:p>
          </table:table-cell>
          <table:table-cell table:formula="of:=[.A33]*[.$I$10]" office:value-type="float" office:value="-260.941445488081" calcext:value-type="float">
            <text:p>-260,941445488081</text:p>
          </table:table-cell>
          <table:table-cell table:number-columns-repeated="8"/>
        </table:table-row>
        <table:table-row table:style-name="ro1">
          <table:table-cell table:formula="of:=[.A33]+[.$I$2]" office:value-type="float" office:value="-70" calcext:value-type="float">
            <text:p>-70</text:p>
          </table:table-cell>
          <table:table-cell table:formula="of:=[.$I$4]*[.$I$5]*SIN([.A34])" office:value-type="float" office:value="-3.79593379304145" calcext:value-type="float">
            <text:p>-3,80</text:p>
          </table:table-cell>
          <table:table-cell table:formula="of:=[.B34]/[.$I$4]" office:value-type="float" office:value="-7.59186758608289" calcext:value-type="float">
            <text:p>-7,59</text:p>
          </table:table-cell>
          <table:table-cell table:formula="of:=[.A34]*[.$I$10]" office:value-type="float" office:value="-281.01386437178" calcext:value-type="float">
            <text:p>-281,01386437178</text:p>
          </table:table-cell>
          <table:table-cell table:number-columns-repeated="8"/>
        </table:table-row>
        <table:table-row table:style-name="ro1">
          <table:table-cell table:formula="of:=[.A34]+[.$I$2]" office:value-type="float" office:value="-75" calcext:value-type="float">
            <text:p>-75</text:p>
          </table:table-cell>
          <table:table-cell table:formula="of:=[.$I$4]*[.$I$5]*SIN([.A35])" office:value-type="float" office:value="1.90206892168326" calcext:value-type="float">
            <text:p>1,90</text:p>
          </table:table-cell>
          <table:table-cell table:formula="of:=[.B35]/[.$I$4]" office:value-type="float" office:value="3.80413784336651" calcext:value-type="float">
            <text:p>3,80</text:p>
          </table:table-cell>
          <table:table-cell table:formula="of:=[.A35]*[.$I$10]" office:value-type="float" office:value="-301.086283255478" calcext:value-type="float">
            <text:p>-301,086283255478</text:p>
          </table:table-cell>
          <table:table-cell table:number-columns-repeated="8"/>
        </table:table-row>
        <table:table-row table:style-name="ro1">
          <table:table-cell table:formula="of:=[.A35]+[.$I$2]" office:value-type="float" office:value="-80" calcext:value-type="float">
            <text:p>-80</text:p>
          </table:table-cell>
          <table:table-cell table:formula="of:=[.$I$4]*[.$I$5]*SIN([.A36])" office:value-type="float" office:value="4.87502384749416" calcext:value-type="float">
            <text:p>4,88</text:p>
          </table:table-cell>
          <table:table-cell table:formula="of:=[.B36]/[.$I$4]" office:value-type="float" office:value="9.75004769498831" calcext:value-type="float">
            <text:p>9,75</text:p>
          </table:table-cell>
          <table:table-cell table:formula="of:=[.A36]*[.$I$10]" office:value-type="float" office:value="-321.158702139177" calcext:value-type="float">
            <text:p>-321,158702139177</text:p>
          </table:table-cell>
          <table:table-cell table:number-columns-repeated="8"/>
        </table:table-row>
        <table:table-row table:style-name="ro1">
          <table:table-cell table:formula="of:=[.A36]+[.$I$2]" office:value-type="float" office:value="-85" calcext:value-type="float">
            <text:p>-85</text:p>
          </table:table-cell>
          <table:table-cell table:formula="of:=[.$I$4]*[.$I$5]*SIN([.A37])" office:value-type="float" office:value="0.86365091584782" calcext:value-type="float">
            <text:p>0,86</text:p>
          </table:table-cell>
          <table:table-cell table:formula="of:=[.B37]/[.$I$4]" office:value-type="float" office:value="1.72730183169564" calcext:value-type="float">
            <text:p>1,73</text:p>
          </table:table-cell>
          <table:table-cell table:formula="of:=[.A37]*[.$I$10]" office:value-type="float" office:value="-341.231121022875" calcext:value-type="float">
            <text:p>-341,231121022875</text:p>
          </table:table-cell>
          <table:table-cell table:number-columns-repeated="8"/>
        </table:table-row>
        <table:table-row table:style-name="ro1">
          <table:table-cell table:formula="of:=[.A37]+[.$I$2]" office:value-type="float" office:value="-90" calcext:value-type="float">
            <text:p>-90</text:p>
          </table:table-cell>
          <table:table-cell table:formula="of:=[.$I$4]*[.$I$5]*SIN([.A38])" office:value-type="float" office:value="-4.38505363496074" calcext:value-type="float">
            <text:p>-4,39</text:p>
          </table:table-cell>
          <table:table-cell table:formula="of:=[.B38]/[.$I$4]" office:value-type="float" office:value="-8.77010726992147" calcext:value-type="float">
            <text:p>-8,77</text:p>
          </table:table-cell>
          <table:table-cell table:formula="of:=[.A38]*[.$I$10]" office:value-type="float" office:value="-361.303539906574" calcext:value-type="float">
            <text:p>-361,30353990657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.00.0000</text:date>, <text:time style:data-style-name="N2" text:time-value="21:47:05.157646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Morandell, Victor Chiochetti</meta:initial-creator>
    <meta:creation-date>2020-11-09T16:16:42.726097286</meta:creation-date>
    <meta:generator>LibreOffice/6.4.6.2$Linux_X86_64 LibreOffice_project/40$Build-2</meta:generator>
    <dc:date>2020-12-07T22:22:16.522100204</dc:date>
    <meta:editing-duration>PT2H28M59S</meta:editing-duration>
    <meta:editing-cycles>5</meta:editing-cycles>
    <meta:document-statistic meta:table-count="1" meta:cell-count="174" meta:object-count="0"/>
  </office:meta>
</office:document-meta>
</file>